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sub>
        <mstyle mathvariant="bold">
          <mi>F</mi>
        </mstyle>
        <mi>l</mi>
      </msub>
      <mrow>
        <mspace width="0.5em"/>
        <mo stretchy="false">=</mo>
        <mspace width="0.5em"/>
      </mrow>
      <mi>k</mi>
      <mspace width="0.5em"/>
      <msub>
        <mi>q</mi>
        <mi>l</mi>
      </msub>
      <mspace width="0.5em"/>
      <mrow>
        <munderover>
          <mo stretchy="false">∑</mo>
          <mrow>
            <mi>j</mi>
            <mo stretchy="false">=</mo>
            <mn>2</mn>
          </mrow>
          <mi>n</mi>
        </munderover>
        <msub>
          <mi>q</mi>
          <mi>j</mi>
        </msub>
      </mrow>
      <mfrac>
        <mrow>
          <msub>
            <mstyle mathvariant="bold">
              <mi>r</mi>
            </mstyle>
            <mi>l</mi>
          </msub>
          <mrow>
            <mspace width="0.5em"/>
            <mo stretchy="false">−</mo>
            <mspace width="0.5em"/>
          </mrow>
          <msub>
            <mstyle mathvariant="bold">
              <mi>r</mi>
            </mstyle>
            <mi>j</mi>
          </msub>
        </mrow>
        <msup>
          <mrow>
            <mo fence="true" stretchy="false">|</mo>
            <mrow>
              <mrow>
                <msub>
                  <mstyle mathvariant="bold">
                    <mi>r</mi>
                  </mstyle>
                  <mi>l</mi>
                </msub>
                <mrow>
                  <mspace width="0.5em"/>
                  <mo stretchy="false">−</mo>
                  <mspace width="0.5em"/>
                </mrow>
                <msub>
                  <mstyle mathvariant="bold">
                    <mi>r</mi>
                  </mstyle>
                  <mi>j</mi>
                </msub>
              </mrow>
            </mrow>
            <mo fence="true" stretchy="false">|</mo>
          </mrow>
          <mn>3</mn>
        </msup>
      </mfrac>
    </mrow>
    <annotation encoding="StarMath 5.0">{ bold F }_l `=` k ` q_l ` sum from { j = 2 } to n q_j {{bold r}_l `-` {bold r}_j} over {lline {bold r}_l `-` {bold r}_j rline ^3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3T23:19:22.378000000</meta:creation-date>
    <meta:generator>LibreOffice/4.2.4.2$Windows_x86 LibreOffice_project/63150712c6d317d27ce2db16eb94c2f3d7b699f8</meta:generator>
  </office:meta>
</office:document-meta>
</file>